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FreeMono" fo:font-size="14pt" fo:font-style="normal" style:text-underline-style="none" fo:font-weight="normal" officeooo:rsid="001b96ef" officeooo:paragraph-rsid="001b96ef" style:text-blinking="false" fo:background-color="transparent" style:font-size-asian="14pt" style:font-size-complex="14pt"/>
    </style:style>
    <style:style style:name="P2" style:family="paragraph" style:parent-style-name="Standard">
      <style:text-properties fo:color="#000000" style:font-name="FreeMono" fo:font-size="14pt" officeooo:rsid="001b96ef" officeooo:paragraph-rsid="001b96ef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daptive HID</text:p>
      <text:p text:style-name="P2">Project Summary</text:p>
      <text:p text:style-name="P2"/>
      <text:p text:style-name="P1"><text:bookmark text:name="docs-internal-guid-8a5c9da2-61da-8e45-261d-88363f5ba02b"/>Design a set of adaptive interface devices for modern computers with readily available consumer machinery and products. The product will have a focus on affordability, iterative design, and easy operation. Construct and test the devices for viability in general use; then generate a case study on the effectiveness of this approach to bringing adaptive technology to a larger audienc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38:32.665553982</meta:creation-date>
    <dc:date>2015-10-13T10:39:17.615307965</dc:date>
    <meta:editing-duration>PT45S</meta:editing-duration>
    <meta:editing-cycles>1</meta:editing-cycles>
    <meta:document-statistic meta:table-count="0" meta:image-count="0" meta:object-count="0" meta:page-count="1" meta:paragraph-count="3" meta:word-count="63" meta:character-count="412" meta:non-whitespace-character-count="352"/>
    <meta:generator>LibreOffice/5.0.2.2$Linux_X86_64 LibreOffice_project/00m0$Build-2</meta:generator>
  </office:meta>
</office:document-meta>
</file>